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full-path="Object 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full-path="Object 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9.1806in" table:align="left"/>
    </style:style>
    <style:style style:name="VariableFactorsTable.A" style:family="table-column">
      <style:table-column-properties style:column-width="2.1736in"/>
    </style:style>
    <style:style style:name="VariableFactorsTable.C" style:family="table-column">
      <style:table-column-properties style:column-width="2.6583in"/>
    </style:style>
    <style:style style:name="VariableFactorsTable.D" style:family="table-column">
      <style:table-column-properties style:column-width="2.175in"/>
    </style:style>
    <style:style style:name="VariableFactors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VariableFactorsTable.D1" style:family="table-cell">
      <style:table-cell-properties fo:padding="0.0382in" fo:border="0.0007in solid #000000"/>
    </style:style>
    <style:style style:name="VariableFactorsTable.A2" style:family="table-cell">
      <style:table-cell-properties fo:padding="0.0382in" fo:border-left="0.0007in solid #000000" fo:border-right="none" fo:border-top="none" fo:border-bottom="0.0007in solid #000000"/>
    </style:style>
    <style:style style:name="VariableFactorsTable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4.2075in" style:type="center"/>
          <style:tab-stop style:position="8.5in" style:type="right"/>
        </style:tab-stops>
      </style:paragraph-properties>
      <style:text-properties style:font-name="Trebuchet MS"/>
    </style:style>
    <style:style style:name="P4" style:family="paragraph" style:parent-style-name="Standard">
      <style:paragraph-properties>
        <style:tab-stops>
          <style:tab-stop style:position="4.2075in" style:type="center"/>
          <style:tab-stop style:position="8.5in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style:text-underline-style="none"/>
    </style:style>
    <style:style style:name="P6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7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8" style:family="paragraph" style:parent-style-name="Standard">
      <style:text-properties style:text-position="0% 100%" style:font-name="Trebuchet MS"/>
    </style:style>
    <style:style style:name="P9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style:text-position="0% 100%" style:font-name="Trebuchet MS"/>
    </style:style>
    <style:style style:name="P15" style:family="paragraph" style:parent-style-name="Standard">
      <style:paragraph-properties fo:break-before="page"/>
      <style:text-properties style:font-name="Trebuchet MS"/>
    </style:style>
    <style:style style:name="P16" style:family="paragraph" style:parent-style-name="ATitle">
      <style:paragraph-properties fo:break-before="page"/>
    </style:style>
    <style:style style:name="P17" style:family="paragraph" style:parent-style-name="Standard">
      <style:paragraph-properties fo:break-before="column"/>
    </style:style>
    <style:style style:name="P18" style:family="paragraph" style:parent-style-name="Standard" style:list-style-name="L1">
      <style:text-properties style:text-position="0% 100%" style:font-name="Trebuchet MS"/>
    </style:style>
    <style:style style:name="P19" style:family="paragraph" style:parent-style-name="Standard" style:list-style-name="L1">
      <style:text-properties style:text-position="0% 100%" style:font-name="Trebuchet MS"/>
    </style:style>
    <style:style style:name="P20" style:family="paragraph" style:parent-style-name="Standard" style:list-style-name="L1">
      <style:text-properties style:text-position="0% 100%" style:font-name="Trebuchet MS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true"/>
    </style:style>
    <style:style style:name="T11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fo:margin-top="0.0783in" fo:margin-bottom="0.0783in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lly Criterion.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1"><text:span text:style-name="T1">Earn</text:span><text:span text:style-name="T1"><draw:frame draw:style-name="fr1" draw:name="Object1" text:anchor-type="as-char" svg:width="1.9417in" svg:height="0.2417in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1.7398in" svg:height="0.2217in" draw:z-index="3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2.2917in" svg:height="0.4543in" draw:z-index="4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1.898in" svg:height="0.4189in" draw:z-index="5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1.9634in" svg:height="0.2016in" draw:z-index="6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2.0429in" svg:height="0.1925in" draw:z-index="7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2.1661in" svg:height="0.1925in" draw:z-index="8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1.748in" svg:height="0.4035in" draw:z-index="9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1.748in" svg:height="0.4035in" draw:z-index="10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2.6665in" svg:height="0.4134in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/%L = (wins/n)÷(losses/n) = wins/losses = %x. Now,</text:p>
      <text:p text:style-name="P2"><draw:frame draw:style-name="fr1" draw:name="Object11" text:anchor-type="as-char" svg:width="1.4516in" svg:height="0.4035in" draw:z-index="11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1.1035in" svg:height="0.4283in" draw:z-index="12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0.939in" svg:height="0.4283in" draw:z-index="67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Our turn.</text:p>
      <text:p text:style-name="P2">For e players,</text:p>
      <text:p text:style-name="P2"><draw:frame draw:style-name="fr1" draw:name="Object14" text:anchor-type="as-char" svg:width="4.5311in" svg:height="0.2783in" draw:z-index="14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5.4654in" svg:height="0.8252in" draw:z-index="69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8">B<text:tab/><text:tab/>the money available TO BE BET, this does not include money already bet</text:p>
      <text:p text:style-name="P8">f<text:span text:style-name="T3">pot</text:span><text:tab/><text:tab/>the fraction of my bankroll available to be won, from the pot<text:line-break/><text:tab/><text:tab/><text:tab/>(dead from previous rounds and called bets)</text:p>
      <text:p text:style-name="P8">e<text:tab/><text:tab/>number of people that have already called plus the initial better, added to the potential future calls;<text:line-break/><text:tab/><text:tab/><text:tab/>also the number of people to BEAT.</text:p>
      <text:p text:style-name="P8">(f + f<text:span text:style-name="T3">d</text:span>)<text:tab/>the amount to bet. This is our input/independent variable function input</text:p>
      <text:p text:style-name="P8">losses<text:tab/><text:tab/>percent chance to lose against one hand</text:p>
      <text:p text:style-name="P8">splits<text:tab/><text:tab/>percent chance to split with one hand</text:p>
      <text:p text:style-name="P8">wins<text:tab/><text:tab/>percent change to win</text:p>
      <text:p text:style-name="P8"/>
      <text:p text:style-name="P8"/>
      <text:p text:style-name="P9">VARIABLE FACTOR:<text:span text:style-name="T2"> Wins should be the minimum? We adjust this value toward ultimate for bluffs then... PLEASE CONSIDER HOWEVER THAT WE CAN ACCOUNT FOR PEOPLE ONLY BETTING STRONGER HANDS BY MAINTAINING wins = </text:span><text:span text:style-name="Emphasis"><text:span text:style-name="T4">chance to win if EVERYBODY THAT IS ALIVE AT ALL</text:span></text:span><text:span text:style-name="T2"> is in the hand.</text:span></text:p>
      <text:p text:style-name="P8"/>
      <text:p text:style-name="P8">From the function, find the maximum gain bet (quadratic optimization) and the equal-to-folding bet after the max:<draw:frame draw:style-name="fr1" draw:name="Object15" text:anchor-type="as-char" svg:width="1.1638in" svg:height="0.239in" draw:z-index="7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1.3772in" svg:height="0.239in" draw:z-index="71"><draw:object xlink:href="./Object 5" xlink:type="simple" xlink:show="embed" xlink:actuate="onLoad"/><draw:image xlink:href="./ObjectReplacements/Object 5" xlink:type="simple" xlink:show="embed" xlink:actuate="onLoad"/></draw:frame></text:p>
      <text:p text:style-name="P8">It is probably best to approximate the derivative for the root-finding via Newton's Method.</text:p>
      <text:p text:style-name="P8">Try the following, remembering that e* is a function of (f + f<text:span text:style-name="T3">d</text:span>) too!</text:p>
      <text:p text:style-name="P8"><draw:frame draw:style-name="fr1" draw:name="Object16" text:anchor-type="as-char" svg:width="6.1902in" svg:height="0.5571in" draw:z-index="73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1" draw:name="Object17" text:anchor-type="as-char" svg:width="6.6846in" svg:height="1.2335in" draw:z-index="74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Now for the tricks</text:p>
      <text:p text:style-name="P8"><draw:frame draw:style-name="fr1" draw:name="Object21" text:anchor-type="as-char" svg:width="2.1335in" svg:height="0.2138in" draw:z-index="75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1" draw:name="Object18" text:anchor-type="as-char" svg:width="1.6492in" svg:height="0.2165in" draw:z-index="76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1" draw:name="Object20" text:anchor-type="as-char" svg:width="6.0756in" svg:height="0.4602in" draw:z-index="79"><draw:object xlink:href="./Object 6" xlink:type="simple" xlink:show="embed" xlink:actuate="onLoad"/><draw:image xlink:href="./ObjectReplacements/Object 6" xlink:type="simple" xlink:show="embed" xlink:actuate="onLoad"/></draw:frame></text:p>
      <text:p text:style-name="P8">then Newton's Method is:</text:p>
      <text:p text:style-name="P8"><draw:frame draw:style-name="fr1" draw:name="Object22" text:anchor-type="as-char" svg:width="1.4319in" svg:height="0.4299in" draw:z-index="92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8">Use G(x) to track the eps_abs and x<text:span text:style-name="T3">n+1</text:span> to track eps_step, and we know we are restricting it to bet-width minimum steps.</text:p>
      <text:p text:style-name="P8">Alternatively,</text:p>
      <text:p text:style-name="P8"><draw:frame draw:style-name="fr1" draw:name="Object23" text:anchor-type="as-char" svg:width="7.6854in" svg:height="0.5571in" draw:z-index="93"><draw:object xlink:href="./Object 9" xlink:type="simple" xlink:show="embed" xlink:actuate="onLoad"/><draw:image xlink:href="./ObjectReplacements/Object 9" xlink:type="simple" xlink:show="embed" xlink:actuate="onLoad"/></draw:frame></text:p>
      <text:p text:style-name="P8"><draw:frame draw:style-name="fr1" draw:name="Object24" text:anchor-type="as-char" svg:width="7.348in" svg:height="0.5484in" draw:z-index="94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8">Improving upon e* to make class ExactCall,</text:p>
      <text:p text:style-name="P8">Iterate through each active player</text:p>
      <text:list text:style-name="L1">
        <text:list-item>
          <text:p text:style-name="P18">Using pot odds find how likely each player is to call. Assume previous players have bet with their calculated percentages.</text:p>
        </text:list-item>
        <text:list-item>
          <text:p text:style-name="P18">Multiply to determine value in chips</text:p>
        </text:list-item>
        <text:list-item>
          <text:p text:style-name="P18">Add these chips to the pot for the next player</text:p>
        </text:list-item>
      </text:list>
      <text:p text:style-name="P8">Divide to determine fraction relative to MY bankroll.</text:p>
      <text:p text:style-name="P8"/>
      <text:p text:style-name="P8"/>
      <text:p text:style-name="P8">As for determining de*,<draw:frame draw:style-name="fr1" draw:name="Object51" text:anchor-type="as-char" svg:width="1.8654in" svg:height="0.4047in" draw:z-index="95"><draw:object xlink:href="./Object 35" xlink:type="simple" xlink:show="embed" xlink:actuate="onLoad"/><draw:image xlink:href="./ObjectReplacements/Object 35" xlink:type="simple" xlink:show="embed" xlink:actuate="onLoad"/></draw:frame></text:p>
      <text:p text:style-name="P8">Notice that if the bet DOES NOT put the first opponent all-in,</text:p>
      <text:p text:style-name="P8"><draw:frame draw:style-name="fr1" draw:name="Object50" text:anchor-type="as-char" svg:width="3.4193in" svg:height="0.5055in" draw:z-index="96"><draw:object xlink:href="./Object 34" xlink:type="simple" xlink:show="embed" xlink:actuate="onLoad"/><draw:image xlink:href="./ObjectReplacements/Object 34" xlink:type="simple" xlink:show="embed" xlink:actuate="onLoad"/></draw:frame></text:p>
      <text:p text:style-name="P8"><draw:frame draw:style-name="fr1" draw:name="Object56" text:anchor-type="as-char" svg:width="6.4819in" svg:height="0.5409in" draw:z-index="97"><draw:object xlink:href="./Object 40" xlink:type="simple" xlink:show="embed" xlink:actuate="onLoad"/><draw:image xlink:href="./ObjectReplacements/Object 40" xlink:type="simple" xlink:show="embed" xlink:actuate="onLoad"/></draw:frame></text:p>
      <text:p text:style-name="P8"/>
      <text:p text:style-name="Standard">Obviously if the first opponent is pushed all in, de* = 0.</text:p>
      <text:p text:style-name="P8">Now, when accounting for previous expected bets, try this:</text:p>
      <text:p text:style-name="P8"><draw:frame draw:style-name="fr1" draw:name="Object52" text:anchor-type="as-char" svg:width="3.598in" svg:height="0.5402in" draw:z-index="98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<draw:frame draw:style-name="fr1" draw:name="Object53" text:anchor-type="as-char" svg:width="8.0917in" svg:height="0.5701in" draw:z-index="99"><draw:object xlink:href="./Object 37" xlink:type="simple" xlink:show="embed" xlink:actuate="onLoad"/><draw:image xlink:href="./ObjectReplacements/Object 37" xlink:type="simple" xlink:show="embed" xlink:actuate="onLoad"/></draw:frame></text:p>
      <text:p text:style-name="P8">Simplifying,</text:p>
      <text:p text:style-name="P8"><draw:frame draw:style-name="fr1" draw:name="Object54" text:anchor-type="as-char" svg:width="4.6744in" svg:height="0.5402in" draw:z-index="100"><draw:object xlink:href="./Object 38" xlink:type="simple" xlink:show="embed" xlink:actuate="onLoad"/><draw:image xlink:href="./ObjectReplacements/Object 38" xlink:type="simple" xlink:show="embed" xlink:actuate="onLoad"/></draw:frame></text:p>
      <text:p text:style-name="P8"><draw:frame draw:style-name="fr1" draw:name="Object55" text:anchor-type="as-char" svg:width="6.9827in" svg:height="0.572in" draw:z-index="101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2">For fixed point iteration of operating point:</text:p>
      <text:p text:style-name="Standard"><draw:frame draw:style-name="fr1" draw:name="Object65" text:anchor-type="as-char" svg:width="5.2102in" svg:height="0.4429in" draw:z-index="17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1" draw:name="Object66" text:anchor-type="as-char" svg:width="5.972in" svg:height="0.4429in" draw:z-index="58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draw:frame draw:style-name="fr1" draw:name="Object67" text:anchor-type="as-char" svg:width="7.0457in" svg:height="0.4429in" draw:z-index="59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Simplifying,</text:p>
      <text:p text:style-name="Standard"><draw:frame draw:style-name="fr1" draw:name="Object68" text:anchor-type="as-char" svg:width="3.9764in" svg:height="0.7772in" draw:z-index="62"><draw:object xlink:href="./Object 52" xlink:type="simple" xlink:show="embed" xlink:actuate="onLoad"/><draw:image xlink:href="./ObjectReplacements/Object 52" xlink:type="simple" xlink:show="embed" xlink:actuate="onLoad"/></draw:frame>, i.e. <draw:frame draw:style-name="fr1" draw:name="Object83" text:anchor-type="as-char" svg:width="4.1299in" svg:height="0.7126in" draw:z-index="72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/>
      <text:p text:style-name="Standard">To find dw/dbetSize,</text:p>
      <text:p text:style-name="Standard"/>
      <text:p text:style-name="Standard"><draw:frame draw:style-name="fr1" draw:name="Object82" text:anchor-type="as-char" svg:width="7.8874in" svg:height="0.4339in" draw:z-index="102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><draw:frame draw:style-name="fr1" draw:name="Object69" text:anchor-type="as-char" svg:width="7.6575in" svg:height="0.4339in" draw:z-index="103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7.652in" svg:height="0.4339in" draw:z-index="104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draw:frame draw:style-name="fr1" draw:name="Object71" text:anchor-type="as-char" svg:width="5.3016in" svg:height="0.5319in" draw:z-index="105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1" draw:name="Object72" text:anchor-type="as-char" svg:width="4.1862in" svg:height="0.7602in" draw:z-index="106"><draw:object xlink:href="./Object 56" xlink:type="simple" xlink:show="embed" xlink:actuate="onLoad"/><draw:image xlink:href="./ObjectReplacements/Object 56" xlink:type="simple" xlink:show="embed" xlink:actuate="onLoad"/></draw:frame>, as a function of w</text:p>
      <text:p text:style-name="Standard">To double check, assume <draw:frame draw:style-name="fr1" draw:name="Object73" text:anchor-type="as-char" svg:width="1.6811in" svg:height="0.4354in" draw:z-index="107"><draw:object xlink:href="./Object 57" xlink:type="simple" xlink:show="embed" xlink:actuate="onLoad"/><draw:image xlink:href="./ObjectReplacements/Object 57" xlink:type="simple" xlink:show="embed" xlink:actuate="onLoad"/></draw:frame>is zero and that f(w) is w<text:span text:style-name="T6">n</text:span>.</text:p>
      <text:p text:style-name="Standard"/>
      <text:p text:style-name="Standard">Check that, <draw:frame draw:style-name="fr1" draw:name="Object74" text:anchor-type="as-char" svg:width="1.4374in" svg:height="0.4492in" draw:z-index="108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5" text:anchor-type="as-char" svg:width="7.4681in" svg:height="0.5102in" draw:z-index="16"><draw:object xlink:href="./Object 59" xlink:type="simple" xlink:show="embed" xlink:actuate="onLoad"/><draw:image xlink:href="./ObjectReplacements/Object 59" xlink:type="simple" xlink:show="embed" xlink:actuate="onLoad"/></draw:frame>,</text:p>
      <text:p text:style-name="Standard"><draw:frame draw:style-name="fr1" draw:name="Object79" text:anchor-type="as-char" svg:width="6.6819in" svg:height="0.4571in" draw:z-index="23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80" text:anchor-type="as-char" svg:width="5.1583in" svg:height="0.4571in" draw:z-index="30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1" draw:name="Object81" text:anchor-type="as-char" svg:width="3.9929in" svg:height="0.4366in" draw:z-index="31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So,</text:p>
      <text:p text:style-name="Standard"><draw:frame draw:style-name="fr1" draw:name="Object76" text:anchor-type="as-char" svg:width="2.9272in" svg:height="0.4772in" draw:z-index="32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1" draw:name="Object77" text:anchor-type="as-char" svg:width="5.889in" svg:height="0.4811in" draw:z-index="33"><draw:object xlink:href="./Object 61" xlink:type="simple" xlink:show="embed" xlink:actuate="onLoad"/><draw:image xlink:href="./ObjectReplacements/Object 61" xlink:type="simple" xlink:show="embed" xlink:actuate="onLoad"/></draw:frame><draw:frame draw:style-name="fr1" draw:name="Object78" text:anchor-type="as-char" svg:width="3.248in" svg:height="0.4583in" draw:z-index="35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YES!</text:p>
      <text:p text:style-name="P12">We may have to switch to geometric (and full foldgain):</text:p>
      <text:p text:style-name="Standard"><draw:frame draw:style-name="fr2" draw:name="Object84" text:anchor-type="as-char" svg:y="-0.2799in" svg:width="4.1681in" svg:height="0.5083in" draw:z-index="15"><draw:object xlink:href="./Object 68" xlink:type="simple" xlink:show="embed" xlink:actuate="onLoad"/><draw:image xlink:href="./ObjectReplacements/Object 68" xlink:type="simple" xlink:show="embed" xlink:actuate="onLoad"/></draw:frame></text:p>
      <text:p text:style-name="Standard"><draw:frame draw:style-name="fr1" draw:name="Object85" text:anchor-type="as-char" svg:width="5.3354in" svg:height="0.4783in" draw:z-index="36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draw:frame draw:style-name="fr1" draw:name="Object86" text:anchor-type="as-char" svg:width="5.0874in" svg:height="0.4783in" draw:z-index="37"><draw:object xlink:href="./Object 70" xlink:type="simple" xlink:show="embed" xlink:actuate="onLoad"/><draw:image xlink:href="./ObjectReplacements/Object 70" xlink:type="simple" xlink:show="embed" xlink:actuate="onLoad"/></draw:frame></text:p>
      <text:p text:style-name="Standard"><draw:frame draw:style-name="fr1" draw:name="Object87" text:anchor-type="as-char" svg:width="3.022in" svg:height="0.6425in" draw:z-index="38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><draw:frame draw:style-name="fr1" draw:name="Object88" text:anchor-type="as-char" svg:width="3.3209in" svg:height="0.7736in" draw:z-index="39"><draw:object xlink:href="./Object 72" xlink:type="simple" xlink:show="embed" xlink:actuate="onLoad"/><draw:image xlink:href="./ObjectReplacements/Object 72" xlink:type="simple" xlink:show="embed" xlink:actuate="onLoad"/></draw:frame>, <draw:frame draw:style-name="fr1" draw:name="Object89" text:anchor-type="as-char" svg:width="3.4701in" svg:height="0.7319in" draw:z-index="41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To find dw/dbetSize,</text:p>
      <text:p text:style-name="Standard"><draw:frame draw:style-name="fr1" draw:name="Object90" text:anchor-type="as-char" svg:width="4.3598in" svg:height="0.4783in" draw:z-index="42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Object91" text:anchor-type="as-char" svg:width="5.522in" svg:height="0.5035in" draw:z-index="43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><draw:frame draw:style-name="fr1" draw:name="Object92" text:anchor-type="as-char" svg:width="7.328in" svg:height="0.5327in" draw:z-index="48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><draw:frame draw:style-name="fr1" draw:name="Object93" text:anchor-type="as-char" svg:width="5.7382in" svg:height="0.5327in" draw:z-index="49"><draw:object xlink:href="./Object 77" xlink:type="simple" xlink:show="embed" xlink:actuate="onLoad"/><draw:image xlink:href="./ObjectReplacements/Object 77" xlink:type="simple" xlink:show="embed" xlink:actuate="onLoad"/></draw:frame></text:p>
      <text:p text:style-name="Standard">To differentiate l.h.s. we let <draw:frame draw:style-name="fr1" draw:name="Object95" text:anchor-type="as-char" svg:width="4.7201in" svg:height="0.4575in" draw:z-index="50"><draw:object xlink:href="./Object 79" xlink:type="simple" xlink:show="embed" xlink:actuate="onLoad"/><draw:image xlink:href="./ObjectReplacements/Object 79" xlink:type="simple" xlink:show="embed" xlink:actuate="onLoad"/></draw:frame></text:p>
      <text:p text:style-name="Standard">Now, first: Let <draw:frame draw:style-name="fr1" draw:name="Object94" text:anchor-type="as-char" svg:width="1.428in" svg:height="0.4728in" draw:z-index="57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><draw:frame draw:style-name="fr1" draw:name="Object96" text:anchor-type="as-char" svg:width="2.0728in" svg:height="0.4465in" draw:z-index="63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><draw:frame draw:style-name="fr1" draw:name="Object97" text:anchor-type="as-char" svg:width="3.3362in" svg:height="0.4902in" draw:z-index="66"><draw:object xlink:href="./Object 81" xlink:type="simple" xlink:show="embed" xlink:actuate="onLoad"/><draw:image xlink:href="./ObjectReplacements/Object 81" xlink:type="simple" xlink:show="embed" xlink:actuate="onLoad"/></draw:frame></text:p>
      <text:p text:style-name="Standard"><draw:frame draw:style-name="fr1" draw:name="Object98" text:anchor-type="as-char" svg:width="7.3492in" svg:height="0.552in" draw:z-index="40"><draw:object xlink:href="./Object 82" xlink:type="simple" xlink:show="embed" xlink:actuate="onLoad"/><draw:image xlink:href="./ObjectReplacements/Object 82" xlink:type="simple" xlink:show="embed" xlink:actuate="onLoad"/></draw:frame></text:p>
      <text:p text:style-name="Standard"><draw:frame draw:style-name="fr1" draw:name="Object99" text:anchor-type="as-char" svg:width="6.2807in" svg:height="0.5138in" draw:z-index="44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><draw:frame draw:style-name="fr1" draw:name="Object100" text:anchor-type="as-char" svg:width="6.1008in" svg:height="0.5138in" draw:z-index="45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<draw:frame draw:style-name="fr1" draw:name="Object101" text:anchor-type="as-char" svg:width="5.9335in" svg:height="0.5154in" draw:z-index="46"><draw:object xlink:href="./Object 85" xlink:type="simple" xlink:show="embed" xlink:actuate="onLoad"/><draw:image xlink:href="./ObjectReplacements/Object 85" xlink:type="simple" xlink:show="embed" xlink:actuate="onLoad"/></draw:frame></text:p>
      <text:p text:style-name="Standard"><draw:frame draw:style-name="fr1" draw:name="Object104" text:anchor-type="as-char" svg:width="5.9335in" svg:height="0.5154in" draw:z-index="47"><draw:object xlink:href="./Object 88" xlink:type="simple" xlink:show="embed" xlink:actuate="onLoad"/><draw:image xlink:href="./ObjectReplacements/Object 88" xlink:type="simple" xlink:show="embed" xlink:actuate="onLoad"/></draw:frame></text:p>
      <text:p text:style-name="Standard"><draw:frame draw:style-name="fr1" draw:name="Object105" text:anchor-type="as-char" svg:width="6.2902in" svg:height="0.5138in" draw:z-index="51"><draw:object xlink:href="./Object 89" xlink:type="simple" xlink:show="embed" xlink:actuate="onLoad"/><draw:image xlink:href="./ObjectReplacements/Object 89" xlink:type="simple" xlink:show="embed" xlink:actuate="onLoad"/></draw:frame></text:p>
      <text:p text:style-name="Standard"><draw:frame draw:style-name="fr1" draw:name="Object106" text:anchor-type="as-char" svg:width="2.4555in" svg:height="0.4047in" draw:z-index="52"><draw:object xlink:href="./Object 90" xlink:type="simple" xlink:show="embed" xlink:actuate="onLoad"/><draw:image xlink:href="./ObjectReplacements/Object 90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102" text:anchor-type="as-char" svg:width="2.4472in" svg:height="0.4335in" draw:z-index="53"><draw:object xlink:href="./Object 86" xlink:type="simple" xlink:show="embed" xlink:actuate="onLoad"/><draw:image xlink:href="./ObjectReplacements/Object 86" xlink:type="simple" xlink:show="embed" xlink:actuate="onLoad"/></draw:frame></text:p>
      <text:p text:style-name="Standard"><draw:frame draw:style-name="fr1" draw:name="Object103" text:anchor-type="as-char" svg:width="4.9917in" svg:height="0.4335in" draw:z-index="54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draw:frame draw:style-name="fr1" draw:name="Object107" text:anchor-type="as-char" svg:width="3.7307in" svg:height="0.4339in" draw:z-index="55"><draw:object xlink:href="./Object 91" xlink:type="simple" xlink:show="embed" xlink:actuate="onLoad"/><draw:image xlink:href="./ObjectReplacements/Object 91" xlink:type="simple" xlink:show="embed" xlink:actuate="onLoad"/></draw:frame></text:p>
      <text:p text:style-name="Standard"><draw:frame draw:style-name="fr1" draw:name="Object108" text:anchor-type="as-char" svg:width="4.4752in" svg:height="0.4339in" draw:z-index="56"><draw:object xlink:href="./Object 92" xlink:type="simple" xlink:show="embed" xlink:actuate="onLoad"/><draw:image xlink:href="./ObjectReplacements/Object 92" xlink:type="simple" xlink:show="embed" xlink:actuate="onLoad"/></draw:frame></text:p>
      <text:p text:style-name="Standard">So finally,</text:p>
      <text:p text:style-name="Standard"><draw:frame draw:style-name="fr1" draw:name="Object109" text:anchor-type="as-char" svg:width="3.461in" svg:height="0.4854in" draw:z-index="64"><draw:object xlink:href="./Object 93" xlink:type="simple" xlink:show="embed" xlink:actuate="onLoad"/><draw:image xlink:href="./ObjectReplacements/Object 93" xlink:type="simple" xlink:show="embed" xlink:actuate="onLoad"/></draw:frame></text:p>
      <text:p text:style-name="Standard"><draw:frame draw:style-name="fr1" draw:name="Object111" text:anchor-type="as-char" svg:width="6.2291in" svg:height="0.4984in" draw:z-index="65"><draw:object xlink:href="./Object 95" xlink:type="simple" xlink:show="embed" xlink:actuate="onLoad"/><draw:image xlink:href="./ObjectReplacements/Object 95" xlink:type="simple" xlink:show="embed" xlink:actuate="onLoad"/></draw:frame></text:p>
      <text:p text:style-name="Standard"><draw:frame draw:style-name="fr1" draw:name="Object110" text:anchor-type="as-char" svg:width="5.6516in" svg:height="0.5472in" draw:z-index="68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><draw:frame draw:style-name="fr1" draw:name="Object112" text:anchor-type="as-char" svg:width="5.4244in" svg:height="0.5472in" draw:z-index="2"><draw:object xlink:href="./Object 96" xlink:type="simple" xlink:show="embed" xlink:actuate="onLoad"/><draw:image xlink:href="./ObjectReplacements/Object 96" xlink:type="simple" xlink:show="embed" xlink:actuate="onLoad"/></draw:frame></text:p>
      <text:p text:style-name="Standard"><draw:frame draw:style-name="fr2" draw:name="Object113" text:anchor-type="as-char" svg:y="-0.5075in" svg:width="3.9602in" svg:height="0.7827in" draw:z-index="34"><draw:object xlink:href="./Object 97" xlink:type="simple" xlink:show="embed" xlink:actuate="onLoad"/><draw:image xlink:href="./ObjectReplacements/Object 97" xlink:type="simple" xlink:show="embed" xlink:actuate="onLoad"/></draw:frame></text:p>
      <text:p text:style-name="Standard"/>
      <text:p text:style-name="Standard"/>
      <text:p text:style-name="Standard">In order to program this, resort to Newton-Raphson:</text:p>
      <text:p text:style-name="Standard"><draw:frame draw:style-name="fr2" draw:name="Object114" text:anchor-type="as-char" svg:y="-0.2799in" svg:width="5.2902in" svg:height="0.4354in" draw:z-index="113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0.6075in" svg:width="5.1154in" svg:height="0.7602in" draw:z-index="114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2799in" svg:width="5.4965in" svg:height="0.4846in" draw:z-index="116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2799in" svg:width="7.3882in" svg:height="0.448in" draw:z-index="115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12">Okay. Here is a situation. Bluffing when valuable:</text:p>
      <text:p text:style-name="Standard"><draw:frame draw:style-name="fr1" draw:name="Object61" text:anchor-type="as-char" svg:width="1.9528in" svg:height="0.2866in" draw:z-index="18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3.5146in" svg:height="0.4902in" draw:z-index="19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2.6693in" svg:height="0.2571in" draw:z-index="60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3.2425in" svg:height="0.2571in" draw:z-index="61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P16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10">ARITHMETIC<text:span text:style-name="T2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10">ARITHMETIC<text:span text:style-name="T2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10">ARITHMETIC<text:span text:style-name="T2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17"/>
      <text:p text:style-name="P13">Pot committed stubbornness</text:p>
      <text:p text:style-name="P11"/>
      <text:p text:style-name="P11"><draw:frame draw:style-name="fr1" draw:name="Object25" text:anchor-type="as-char" svg:width="8.0382in" svg:height="0.2772in" draw:z-index="109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9.3283in" svg:height="0.5484in" draw:z-index="110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6.5835in" svg:height="0.8252in" draw:z-index="111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8.2634in" svg:height="1.2335in" draw:z-index="112"><draw:object xlink:href="./Object 44" xlink:type="simple" xlink:show="embed" xlink:actuate="onLoad"/><draw:image xlink:href="./ObjectReplacements/Object 44" xlink:type="simple" xlink:show="embed" xlink:actuate="onLoad"/></draw:frame></text:p>
      <text:p text:style-name="P12">What about arithmetic gain models?</text:p>
      <text:p text:style-name="Standard"/>
      <text:p text:style-name="P2"/>
      <text:p text:style-name="P2"><draw:frame draw:style-name="fr1" draw:name="Object48" text:anchor-type="as-char" svg:width="7.2598in" svg:height="0.4535in" draw:z-index="20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6.2016in" svg:height="0.8102in" draw:z-index="21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5.6835in" svg:height="0.452in" draw:z-index="22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5.628in" svg:height="0.8102in" draw:z-index="77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>We need to make the deterrent relative to something. Say, the call size c, or p/e or maybe (c+ p/e)...</text:p>
      <text:p text:style-name="P8">So</text:p>
      <text:p text:style-name="P8">Let d represent this constant.</text:p>
      <text:p text:style-name="P8">We will let v be the amount bet so far.</text:p>
      <text:p text:style-name="P8"/>
      <text:p text:style-name="P8">Then</text:p>
      <text:p text:style-name="P1"><text:span text:style-name="T7">the winnable factor of the utility function is (1 + p + v + (e*f – v)*d/(f+d)) = </text:span><text:span text:style-name="T7"><draw:frame draw:style-name="fr1" draw:name="Object37" text:anchor-type="as-char" svg:width="1.6516in" svg:height="0.4102in" draw:z-index="78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15">Formula to convert from (PCT, WL) to (wins, splits, loss):</text:p>
      <text:p text:style-name="P3"><draw:frame draw:style-name="fr1" draw:name="Object26" text:anchor-type="as-char" svg:width="1.2075in" svg:height="0.4016in" draw:z-index="80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1.3957in" svg:height="0.4016in" draw:z-index="81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1.5335in" svg:height="0.1882in" draw:z-index="82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30" text:anchor-type="as-char" svg:width="1.8756in" svg:height="0.2083in" draw:z-index="83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1.3957in" svg:height="0.4016in" draw:z-index="84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1.5335in" svg:height="0.1882in" draw:z-index="85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3" draw:name="Object33" text:anchor-type="as-char" svg:width="2.6409in" svg:height="0.6717in" draw:z-index="86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3" draw:name="Object34" text:anchor-type="as-char" svg:width="2.228in" svg:height="0.6701in" draw:z-index="87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3" draw:name="Object35" text:anchor-type="as-char" svg:width="2.2846in" svg:height="0.6701in" draw:z-index="88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3" draw:name="Object36" text:anchor-type="as-char" svg:width="2.1626in" svg:height="0.6701in" draw:z-index="89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3" draw:name="Object38" text:anchor-type="as-char" svg:width="2.6154in" svg:height="0.6752in" draw:z-index="90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3" draw:name="Object39" text:anchor-type="as-char" svg:width="3.4374in" svg:height="0.6819in" draw:z-index="91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3" draw:name="Object40" text:anchor-type="as-char" svg:width="3.3209in" svg:height="0.6819in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Raw results</text:p>
      <text:p text:style-name="P1"><draw:frame draw:style-name="fr3" draw:name="Object41" text:anchor-type="as-char" svg:width="1.6425in" svg:height="0.4063in" draw:z-index="24"><draw:object xlink:href="./Object 25" xlink:type="simple" xlink:show="embed" xlink:actuate="onLoad"/><draw:image xlink:href="./ObjectReplacements/Object 25" xlink:type="simple" xlink:show="embed" xlink:actuate="onLoad"/></draw:frame> , <text:span text:style-name="T5"><draw:frame draw:style-name="fr3" draw:name="Object42" text:anchor-type="as-char" svg:width="1.9299in" svg:height="0.4063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5"> , </text:span><text:span text:style-name="T5"><draw:frame draw:style-name="fr3" draw:name="Object43" text:anchor-type="as-char" svg:width="2.1228in" svg:height="0.2138in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1.2075in" svg:height="0.4016in" draw:z-index="27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1.3957in" svg:height="0.4016in" draw:z-index="28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1.5335in" svg:height="0.1882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5"><text:span text:style-name="T8">(2PCT – 1) = </text:span><text:span text:style-name="T9">wins</text:span><text:span text:style-name="T8"> – </text:span><text:span text:style-name="T9">losses</text:span></text:p>
      <text:p text:style-name="P6"><text:span text:style-name="T9">splits</text:span> = (PCT<text:span text:style-name="T9"> – win</text:span><text:span text:style-name="T10">s)×2</text:span></text:p>
      <text:p text:style-name="P7"/>
      <text:p text:style-name="P7">Special cases: WL = 0, (2<text:span text:style-name="T11">×</text:span>PCT – 1) = 0, WL = 1, WL = 0.5, PCT = 1;</text:p>
      <text:p text:style-name="P7">Dangerous cases: WL = 0.5;</text:p>
      <text:p text:style-name="P7"/>
      <text:p text:style-name="P7">When splits = 1, WL (0/0) would originally be saved as 0. This is PCT = 0.5. (Handled by default)</text:p>
      <text:p text:style-name="P7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7047in" fo:margin-bottom="0.704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5-05-21T15:25:29</meta:creation-date>
    <dc:creator>Joseph Huang</dc:creator>
    <dc:date>2007-04-24T03:59:04</dc:date>
    <dc:language>en-US</dc:language>
    <meta:editing-cycles>119</meta:editing-cycles>
    <meta:editing-duration>P6DT19H53M14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117" meta:page-count="16" meta:paragraph-count="218" meta:word-count="827" meta:character-count="4805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>B</math:mi>
          <math:mo math:stretchy="false">+</math:mo>
          <math:mi math:fontstyle="italic">pot</math:mi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  <math:mo math:stretchy="false">=</math:mo>
        <math:mrow>
          <math:mrow>
            <math:mi>B</math:mi>
            <math:mo math:stretchy="false">−</math:mo>
            <math:mi math:fontstyle="italic">alreadyBet</math:mi>
          </math:mrow>
          <math:mo math:stretchy="false">−</math:mo>
          <math:mfrac>
            <math:mi>k</math:mi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B+pot right) w^n + left(B - betSize right) left( 1- w^n right)
=
B - alreadyBet - k over left( 1 - pctWillCall left( 1 - w right) 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sup>
                  <math:mi math:fontstyle="italic">Bw</math:mi>
                  <math:mi>n</math:mi>
                </math:msup>
                <math:mo math:stretchy="false">+</math:mo>
                <math:mrow>
                  <math:mi math:fontstyle="italic">pot</math:mi>
                  <math:mo math:stretchy="false">⋅</math:mo>
                  <math:msup>
                    <math:mi>w</math:mi>
                    <math:mi>n</math:mi>
                  </math:msup>
                </math:mrow>
              </math:mrow>
              <math:mo math:stretchy="false">+</math:mo>
              <math:mi>B</math:mi>
            </math:mrow>
            <math:mo math:stretchy="false">−</math:mo>
            <math:mi math:fontstyle="italic">betSize</math:mi>
          </math:mrow>
          <math:mo math:stretchy="false">−</math:mo>
          <math:msup>
            <math:mi math:fontstyle="italic">Bw</math:mi>
            <math:mi>n</math:mi>
          </math:msup>
        </math:mrow>
        <math:mo math:stretchy="false">+</math:mo>
        <math:mrow>
          <math:mi math:fontstyle="italic">betSize</math:mi>
          <math:mo math:stretchy="false">⋅</math:mo>
          <math:msup>
            <math:mi>w</math:mi>
            <math:mi>n</math:mi>
          </math:msup>
        </math:mrow>
      </math:mrow>
      <math:mo math:stretchy="false">=</math:mo>
      <math:mrow>
        <math:mrow>
          <math:mi>B</math:mi>
          <math:mo math:stretchy="false">−</math:mo>
          <math:mi math:fontstyle="italic">alreadyBet</math:mi>
        </math:mrow>
        <math:mo math:stretchy="false">−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Bw^n+ pot cdot w^n + B - betSize - Bw^n + betSize cdot w^n 
=
B - alreadyBet - k over left( 1 - pctWillCall left( 1 - w right) right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row>
        <math:mrow>
          <math:msup>
            <math:mi>w</math:mi>
            <math:mi>n</math:mi>
          </math:msup>
          <math:mo math:stretchy="false">=</math:mo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frac>
          </math:mrow>
        </math:mrow>
        <math:mo math:stretchy="false">=</math:mo>
        <math:mrow>
          <math:mrow>
            <math:mi math:fontstyle="italic">betSize</math:mi>
            <math:mo math:stretchy="false">−</math:mo>
            <math:mi math:fontstyle="italic">alreadyBet</math:mi>
          </math:mrow>
          <math:mo math:stretchy="false">−</math:mo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1</math:mn>
              </math:mrow>
            </math:msup>
          </math:mrow>
        </math:mrow>
      </math:mrow>
    </math:mrow>
    <math:annotation math:encoding="StarMath 5.0">left( pot + betSize right) w^n 
=
betSize - k over left( 1 - pctWillCall left( 1 - w right) right)
=
betSize - alreadyBet - k cdot left( 1 - pctWillCall left( 1 - w right) right)^{-1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frac>
          <math:mrow>
            <math:mrow>
              <math:mi math:fontstyle="italic">betSize</math:mi>
              <math:mo math:stretchy="false">−</math:mo>
              <math:mi math:fontstyle="italic">alreadyBet</math:mi>
            </math:mrow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sub>
                        <math:mi>w</math:mi>
                        <math:mi math:fontstyle="italic">guess</math:mi>
                      </math:msub>
                    </math:mrow>
                  </math:mfenced>
                </math:mrow>
              </math:mfenced>
            </math:mfrac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_new
=
nroot{n} 
{
	{betSize - alreadyBet - k over left( 1 - pctWillCall left( 1 - w_guess right) right)}
	over
	left( pot + betSize right)
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</math:mrow>
    </math:mrow>
    <math:annotation math:encoding="StarMath 5.0">left( dpot + 1 right) w^n +

left( pot + betSize right) n w^{n-1} cdot { {dw} over {dbetSize} }
=
1 + k cdot left( 1 - pctWillCall left( 1 - w right) right)^{-2}
		cdot left[ pctWillCall' left( 1 - w right) right] cdot  left[ -{ {dw} over {dbetSize} } right]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i>n</math:mi>
      <math:mrow>
        <math:mrow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⋅</math:mo>
            <math:mfrac>
              <math:mi math:fontstyle="italic">dw</math:mi>
              <math:mi math:fontstyle="italic">dbetSize</math:mi>
            </math:mfrac>
          </math:mrow>
          <math:mo math:stretchy="false">−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
left( pot + betSize right) n w^{n-1} cdot { {dw} over {dbetSize} }
-
k cdot left( 1 - pctWillCall left( 1 - w right) right)^{-2}
		cdot left[ pctWillCall' left( 1 - w right) right] cdot  left[ -{ {dw} over {dbetSize} } right]
=
1 - left( dpot + 1 right) w^n 
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+</math:mo>
            <math:mfrac>
              <math:mrow>
                <math:mrow>
                  <math:mi>k</math:mi>
                  <math:mo math:stretchy="false">⋅</math:mo>
                  <math:mi math:fontstyle="italic">pctWillCall</math:mi>
                </math:mrow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</math:mrow>
        </math:mrow>
      </math:mfenced>
      <math:mrow>
        <math:mfenced math:open="[" math:close="]">
          <math:mfrac>
            <math:mi math:fontstyle="italic">dw</math:mi>
            <math:mi math:fontstyle="italic">dbetSize</math:mi>
          </math:mfrac>
        </math:mfenced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left(
	left( pot + betSize right) n w^{n-1} 
	+
	{k 
			cdot  pctWillCall' left( 1 - w right) }
			over
				left( 1 - pctWillCall left( 1 - w right) right)^{2}
right)
		
		 left[ { {dw} over {dbetSize} } right]
=
1 - left( dpot + 1 right) w^n 

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i>f</math:mi>
          <math:mrow>
            <math:mo math:stretchy="false">(</math:mo>
            <math:mi>w</math:mi>
            <math:mo math:stretchy="false">)</math:mo>
          </math:mrow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f</math:mi>
            <math:mi>'</math:mi>
            <math:mrow>
              <math:mrow>
                <math:mo math:stretchy="false">(</math:mo>
                <math:mi>w</math:mi>
                <math:mo math:stretchy="false">)</math:mo>
              </math:mrow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</math:mrow>
        </math:mfenced>
      </math:mfrac>
    </math:mrow>
    <math:annotation math:encoding="StarMath 5.0">
 { {dw} over {dbetSize} } 
=
{1 - left( dpot + 1 right) f(w) }
over

left(
	left( pot + betSize right) f'(w)
	+
	{k 
			cdot  pctWillCall' left( 1 - w right) }
			over
				left( 1 - pctWillCall left( 1 - w right) right)^{2}
right)
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i>k</math:mi>
      <math:mfenced math:open="" math:close="">
        <math:mrow>
          <math:mrow>
            <math:mn>1</math:mn>
            <math:mo math:stretchy="false">−</math:mo>
            <math:mi math:fontstyle="italic">pctWillCall</math:mi>
          </math:mrow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</math:mfenced>
    </math:mfrac>
    <math:annotation math:encoding="StarMath 5.0">k over left( 1 - pctWillCall left( 1 - w right) right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i math:fontstyle="italic">betSize</math:mi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
=
nroot{n} 
{
	{betSize }
	over
	left( pot + betSize right)
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row>
              <math:mfenced math:open="" math:close="">
                <math:mfrac>
                  <math:mn>1</math:mn>
                  <math:mi>n</math:mi>
                </math:mfrac>
              </math:mfenced>
              <math:mo math:stretchy="false">⋅</math:mo>
              <math:msup>
                <math:mfenced math:open="" math:close="">
                  <math:mfrac>
                    <math:mi math:fontstyle="italic">betSize</math:mi>
                    <math:mfenced math:open="" math:close="">
                      <math:mrow>
                        <math:mi math:fontstyle="italic">pot</math:mi>
                        <math:mo math:stretchy="false">+</math:mo>
                        <math:mi math:fontstyle="italic">betSize</math:mi>
                      </math:mrow>
                    </math:mfenced>
                  </math:mfrac>
                </math:mfenced>
                <math:mfrac>
                  <math:mrow>
                    <math:mn>1</math:mn>
                    <math:mo math:stretchy="false">−</math:mo>
                    <math:mi>n</math:mi>
                  </math:mrow>
                  <math:mi>n</math:mi>
                </math:mfrac>
              </math:msup>
            </math:mrow>
            <math:mo math:stretchy="false">⋅</math:mo>
            <math:mfenced math:open="" math:close="">
              <math:mfrac>
                <math:mrow>
                  <math:mfenced math:open="" math:close="">
                    <math:mi math:fontstyle="italic">pot</math:mi>
                  </math:mfenced>
                  <math:mo math:stretchy="false">−</math:mo>
                  <math:mrow>
                    <math:mi math:fontstyle="italic">betSize</math:mi>
                    <math:mo math:stretchy="false">⋅</math:mo>
                    <math:mi math:fontstyle="italic">dpot</math:mi>
                  </math:mrow>
                </math:mrow>
                <math:msup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  <math:mn>2</math:mn>
                </math:msup>
              </math:mfrac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frac>
                <math:mi math:fontstyle="italic">pot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  <math:mo math:stretchy="false">−</math:mo>
              <math:mrow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left(1 over n right) cdot  
left(
	{betSize }
	over
	left( pot + betSize right)
right)^ {{1-n} over n}

cdot
left(
	{
			left( pot  right)
			- betSize cdot dpot 
	}
	over
	left( pot + betSize right) ^ 2
right)

=

	w^ {1-n}
	over { left( pot + betSize right)  n }

cdot
left(
	{
			pot 
			over
	left( pot + betSize right) 
		-
			{
				 betSize 
				over
				left( pot + betSize right) 
			}cdot dpot 
	}
	
right)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 math:fontstyle="italic">new</math:mi>
        </math:msub>
        <math:mo math:stretchy="false">=</math:mo>
        <math:mroot>
          <math:mfrac>
            <math:mrow>
              <math:mi math:fontstyle="italic">betSize</math:mi>
              <math:mo math:stretchy="false">−</math:mo>
              <math:mn>0</math:mn>
            </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  <math:mi>n</math:mi>
        </math:mroot>
      </math:mrow>
      <math:mo math:stretchy="false">=</math:mo>
      <math:msup>
        <math:mfenced math:open="" math:close="">
          <math:mfrac>
            <math:mi math:fontstyle="italic">betSize</math:mi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</math:mfenced>
        <math:mfrac>
          <math:mn>1</math:mn>
          <math:mi>n</math:mi>
        </math:mfrac>
      </math:msup>
    </math:mrow>
    <math:annotation math:encoding="StarMath 5.0">w_new

=
nroot{n} 
{
	{betSize -0}
	over
	left( pot + betSize right)
}

=
left(

	{betSize}
	over
	left( pot + betSize right)
	
right) ^ {1 over n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w</math:mi>
          <math:mi math:fontstyle="italic">dbetSize</math:mi>
        </math:mfrac>
        <math:mo math:stretchy="false">=</math:mo>
        <math:mfrac>
          <math:mrow>
            <math:mrow>
              <math:mn>1</math:mn>
              <math:mo math:stretchy="false">−</math:mo>
              <math:mfenced math:open="" math:close="">
                <math:mrow>
                  <math:mi math:fontstyle="italic">dpot</math:mi>
                  <math:mo math:stretchy="false">+</math:mo>
                  <math:mn>1</math:mn>
                </math:mrow>
              </math:mfenced>
            </math:mrow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row>
                <math:msup>
                  <math:mi>w</math:mi>
                  <math:mrow>
                    <math:mi>n</math:mi>
                    <math:mo math:stretchy="false">−</math:mo>
                    <math:mn>1</math:mn>
                  </math:mrow>
                </math:msup>
                <math:mo math:stretchy="false">+</math:mo>
                <math:mn>0</math:mn>
              </math:mrow>
            </math:mrow>
          </math:mfenced>
        </math:mfrac>
      </math:mrow>
      <math:mo math:stretchy="false">=</math:mo>
      <math:mrow>
        <math:mfrac>
          <math:mn>1</math:mn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</math:mrow>
    </math:mrow>
    <math:annotation math:encoding="StarMath 5.0">
 { {dw} over {dbetSize} } 
=
{1 - left( dpot + 1 right) w^n }
over

left(
	left( pot + betSize right) n w^{n-1} 
	+
	0
right)

=
	1
	over
	{
	left(
		left( pot + betSize right) n w^{n-1} 
	
	right)
	
	}
-
	{left( dpot + 1 right) w^n }
	over

	left(
		left( pot + betSize right) n w^{n-1} 
	
	right)
	
		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row>
        <math:mfrac>
          <math:msup>
            <math:mi>w</math:mi>
            <math:mrow>
              <math:mn>1</math:mn>
              <math:mo math:stretchy="false">−</math:mo>
              <math:mi>n</math:mi>
            </math:mrow>
          </math:msup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n</math:mi>
          </math:mrow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i>w</math:mi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enced>
        </math:mfrac>
      </math:mrow>
    </math:mrow>
    <math:annotation math:encoding="StarMath 5.0"> { {dw} over {dbetSize} } 
=

	{

		 w^{1-n}
	}
	over
	{
		left( pot + betSize right) n
	}
-
	{left( dpot + 1 right) w }
	over

	left(
		left( pot + betSize right) n 
	
	right)
	
		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row>
                <math:mfrac>
                  <math:mi math:fontstyle="italic">pot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−</math:mo>
                <math:mrow>
                  <math:msup>
                    <math:mi>w</math:mi>
                    <math:mi>n</math:mi>
                  </math:msup>
                  <math:mo math:stretchy="false">⋅</math:mo>
                  <math:mi math:fontstyle="italic">dpot</math:mi>
                </math:mrow>
              </math:mrow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row>
                <math:mn>1</math:mn>
                <math:mo math:stretchy="false">−</math:mo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</math:mrow>
              <math:mo math:stretchy="false">−</math:mo>
              <math:mrow>
                <math:msup>
                  <math:mi>w</math:mi>
                  <math:mi>n</math:mi>
                </math:msup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
	w^ {1-n}
	over { left( pot + betSize right)  n }

cdot
left(
	{
			pot 
			over
	left( pot + betSize right) 
		-
			{
				 w^n
			}cdot dpot 
	}
	
right)


=

	w^ {1-n}
	over { left( pot + betSize right)  n }

cdot
left(
	{
		1
		-
			betSize
			over
	left( pot + betSize right) 
		-
			{
				 w^n
			}cdot dpot 
	}
	
right)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frac>
                <math:mi math:fontstyle="italic">betSize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</math:mfenced>
          </math:mrow>
        </math:mrow>
      </math:mrow>
    </math:mrow>
    <math:annotation math:encoding="StarMath 5.0">w'

=
	w^ {1-n}
	over { left( pot + betSize right)  n }

-


	w cdot dpot
	over { left( pot + betSize right)  n }


-

	w^ {1-n}
	over { left( pot + betSize right)  n }

cdot
left(
	{

		
			betSize
			over
	left( pot + betSize right) 
		
	}
	
right)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frac>
            <math:mi>w</math:mi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</math:mrow>
      </math:mrow>
    </math:mrow>
    <math:annotation math:encoding="StarMath 5.0">w'

=
	w^ {1-n}
	over { left( pot + betSize right)  n }

-


	w cdot dpot
	over { left( pot + betSize right)  n }


-

	w
	over { left( pot + betSize right)  n }
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i>f</math:mi>
      <math:mrow>
        <math:mrow>
          <math:mo math:stretchy="false">(</math:mo>
          <math:mi>w</math:mi>
          <math:mo math:stretchy="false">)</math:mo>
        </math:mrow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f</math:mi>
      <math:mi>'</math:mi>
      <math:mrow>
        <math:mrow>
          <math:mrow>
            <math:mo math:stretchy="false">(</math:mo>
            <math:mi>w</math:mi>
            <math:mo math:stretchy="false">)</math:mo>
          </math:mrow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</math:mrow>
    </math:mrow>
    <math:annotation math:encoding="StarMath 5.0">left( dpot + 1 right) f(w) +

left( pot + betSize right) f'(w) cdot { {dw} over {dbetSize} }
=
1 + k cdot left( 1 - pctWillCall left( 1 - w right) right)^{-2}
		cdot left[ pctWillCall' left( 1 - w right) right] cdot  left[ -{ {dw} over {dbetSize} } right]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frac>
          <math:mrow>
            <math:mrow>
              <math:mi math:fontstyle="italic">betSize</math:mi>
              <math:mo math:stretchy="false">−</math:mo>
              <math:mi math:fontstyle="italic">alreadyBet</math:mi>
            </math:mrow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sub>
                        <math:mi>w</math:mi>
                        <math:mi math:fontstyle="italic">guess</math:mi>
                      </math:msub>
                    </math:mrow>
                  </math:mfenced>
                </math:mrow>
              </math:mfenced>
            </math:mfrac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</math:mrow>
    </math:mrow>
    <math:annotation math:encoding="StarMath 5.0">f(w_new)
=

{
	{betSize - alreadyBet - k over left( 1 - pctWillCall left( 1 - w_guess right) right)}
	over
	left( pot + betSize right)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−</math:mo>
          <math:mfrac>
            <math:mi>k</math:mi>
            <math:mrow>
              <math:mi>B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</math:mfrac>
        </math:mrow>
      </math:mrow>
    </math:mrow>
    <math:annotation math:encoding="StarMath 5.0">left( 1+pot over B right)^{w^n} left(1 - betSize over B right)^ left( 1- w^n right)
=
1 - k over {B left( 1 - pctWillCall left( 1 - w right) right)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row>
      <math:mi>log</math:mi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" math:close="">
        <math:mrow>
          <math:mn>1</math:mn>
          <math:mo math:stretchy="false">−</math:mo>
          <math:mfrac>
            <math:mi>k</math:mi>
            <math:mrow>
              <math:mi>B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</math:mfrac>
        </math:mrow>
      </math:mfenced>
    </math:mrow>
    <math:annotation math:encoding="StarMath 5.0">{w^n} log left( 1+pot  over B right) + left( 1- w^n right) log left(1 - betSize over B right) 
=
log left( 1 - k over  { B left(1 - pctWillCall left( 1 - w right) right) }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=</math:mo>
        <math:mi>log</math:mi>
      </math:mrow>
      <math:mrow>
        <math:mfenced math:open="" math:close="">
          <math:mrow>
            <math:mn>1</math:mn>
            <math:mo math:stretchy="false">−</math:mo>
            <math:mfrac>
              <math:mi>k</math:mi>
              <math:mrow>
                <math:mi>B</math:mi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</math:mrow>
            </math:mfrac>
          </math:mrow>
        </math:mfenced>
        <math:mo math:stretchy="false">−</math:mo>
        <math:mi>log</math:mi>
      </math:mrow>
      <math:mfenced math:open="" math:close="">
        <math:mrow>
          <math:mn>1</math:mn>
          <math:mo math:stretchy="false">−</math:mo>
          <math:mfrac>
            <math:mi math:fontstyle="italic">betSize</math:mi>
            <math:mi>B</math:mi>
          </math:mfrac>
        </math:mrow>
      </math:mfenced>
    </math:mrow>
    <math:annotation math:encoding="StarMath 5.0">{w^n} log left( {B+pot}over{B - betSize} right) =

log left( 1 - k over  {B left( 1 - pctWillCall left( 1 - w right) right) } right)
- log left(1 - betSize over B right) 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sup>
          <math:mi>w</math:mi>
          <math:mi>n</math:mi>
        </math:msup>
      </math:msup>
      <math:mo math:stretchy="false">=</math:mo>
      <math:mfrac>
        <math:mrow>
          <math:mi>B</math:mi>
          <math:mo math:stretchy="false">−</math:mo>
          <math:mfrac>
            <math:mi>k</math:mi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rac>
        </math:mrow>
        <math:mrow>
          <math:mi>B</math:mi>
          <math:mo math:stretchy="false">−</math:mo>
          <math:mi math:fontstyle="italic">betSize</math:mi>
        </math:mrow>
      </math:mfrac>
    </math:mrow>
    <math:annotation math:encoding="StarMath 5.0">left( {B+pot}over{B - betSize} right) ^ {w^n} =

{
 B - k over  {1 - pctWillCall left( 1 - w right)  }
}
over { B - betSize 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" math:close="">
            <math:mfrac>
              <math:mrow>
                <math:mi>B</math:mi>
                <math:mo math:stretchy="false">−</math:mo>
                <math:mfrac>
                  <math:mi>k</math:mi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rac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 {w_new} =
nroot n
{
	log_{left( {B+pot}over{B - betSize} right)} left(
	{
	 B  - k over  {1 -  pctWillCall left( 1 - w right)  }
	}
	over { B - betSize }
	right )
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" math:close="">
        <math:mfrac>
          <math:mrow>
            <math:mi>B</math:mi>
            <math:mo math:stretchy="false">−</math:mo>
            <math:mfrac>
              <math:mi>k</math:mi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rac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 f(w_new) =

log_{left( {B+pot}over{B - betSize} right)} left(
{
 B - k over  {1 - pctWillCall left( 1 - w right)  }
}
over { B - betSize }
right )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n>1</math:mn>
          <math:mo math:stretchy="false">−</math:mo>
          <math:mfrac>
            <math:mi>k</math:mi>
            <math:mfenced math:open="" math:close="">
              <math:mrow>
                <math:mrow>
                  <math:mi>B</math:mi>
                  <math:mo math:stretchy="false">−</math:mo>
                  <math:mi>B</math:mi>
                </math:mrow>
                <math:mi math:fontstyle="italic">pctWillCall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1+pot over B right)^{f(w)} left(1 - betSize over B right)^ left( 1- f(w) right)
=
1 - k over left( B -  B pctWillCall left( 1 - w right) right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>d</math:mi>
          <math:mi math:fontstyle="italic">dbetSize</math:mi>
        </math:mfrac>
      </math:mrow>
      <math:mfenced math:open="{" math:close="}">
        <math:mfrac>
          <math:mi>k</math:mi>
          <math:mrow>
            <math:mi>B</math:mi>
            <math:mi math:fontstyle="italic">pctWillCall</math:mi>
            <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  <math:mo math:stretchy="false">−</math:mo>
              <math:mi>B</math:mi>
            </math:mrow>
          </math:mrow>
        </math:mfrac>
      </math:mfenced>
    </math:mrow>
    <math:annotation math:encoding="StarMath 5.0">{d over dbetSize}
	left lbrace
left( 1+pot over B right)^{f(w)} left(1 - betSize over B right)^ left( 1- f(w) right)
	right rbrace
=
{d over dbetSize}
	left lbrace k over {B pctWillCall left( 1 - w right) - B}  right rbrace

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o math:stretchy="false">−</math:mo>
              <math:mi>k</math:mi>
            </math:mrow>
            <math:mrow>
              <math:mi>B</math:mi>
              <math:msup>
                <math:mfenced math:open="" math:close="">
                  <math:mrow>
                    <math:mi math:fontstyle="italic">pctWillCall</math:mi>
                    <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  <math:mo math:stretchy="false">−</math:mo>
                      <math:mn>1</math:mn>
                    </math:mrow>
                  </math:mrow>
                </math:mfenced>
                <math:mn>2</math:mn>
              </math:msup>
            </math:mrow>
          </math:mfrac>
          <math:mo math:stretchy="false">×</math:mo>
          <math:mi math:fontstyle="italic">pctWillCall</math:mi>
        </math:mrow>
      </math:mrow>
      <math:mi>'</math:mi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×</math:mo>
        <math:mfenced math:open="" math:close="">
          <math:mrow>
            <math:mo math:stretchy="false">−</math:mo>
            <math:mfrac>
              <math:mi math:fontstyle="italic">dw</math:mi>
              <math:mi math:fontstyle="italic">dbetSize</math:mi>
            </math:mfrac>
          </math:mrow>
        </math:mfenced>
      </math:mrow>
    </math:mrow>
    <math:annotation math:encoding="StarMath 5.0">{d over dbetSize}
	left lbrace
left( 1+pot over B right)^{f(w)} left(1 - betSize over B  right)^ left( 1- f(w) right)
	right rbrace
= {-k over 
		{B left( pctWillCall left( 1 - w right) - 1 right)^2 }}
					times
				pctWillCall' left( 1 - w right) times left( -{dw over dbetSize} right)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row>
              <math:mi>B</math:mi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row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{d over dbetSize}
	left lbrace
left( 1+pot over B right)^{f(w)} left(1 - betSize over B right)^ left( 1- f(w) right)
	right rbrace
=  {
		{k pctWillCall' left( 1 - w right) }
		over
		{B left( 1 - pctWillCall left( 1 - w right) right)^2 }}
	times left[ {dw over dbetSize} right]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enced>
    </math:mrow>
    <math:annotation math:encoding="StarMath 5.0">dh over dbetSize = 
h times
{d over dbetSize}
left lbrace
{f(w)}  log left( {B+pot}over{ B - betSize } right)
right rbrace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>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C - C cdot betSize 

- 1 right)

cdot h 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B {dg over dbetSize}

=  {
		{k pctWillCall' left( 1 - w right) }
		over
		{ left( 1 - pctWillCall left( 1 - w right) right)^2 } }
	times left[ {dw over dbetSize} right]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row>
            <math:mrow>
              <math:mi>C</math:mi>
              <math:mo math:stretchy="false">−</math:mo>
              <math:mrow>
                <math:mi>C</math:mi>
                <math:mo math:stretchy="false">⋅</math:mo>
                <math:mi math:fontstyle="italic">betSize</math:mi>
              </math:mrow>
            </math:mrow>
            <math:mo math:stretchy="false">−</math:mo>
            <math:mn>1</math:mn>
          </math:mrow>
        </math:mfenced>
        <math:mo math:stretchy="false">⋅</math:mo>
        <math:mi>h</math:mi>
      </math:mrow>
      <math:mo math:stretchy="false">=</math:mo>
      <math:mrow>
        <math:mfenced math:open="" math:close="">
          <math:mrow>
            <math:mfrac>
              <math:mrow>
                <math:mi>k</math:mi>
                <math:mi math:fontstyle="italic">pctWillCall</math:mi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  <math:mo math:stretchy="false">−</math:mo>
            <math:mrow>
              <math:mrow>
                <math:mi>h</math:mi>
                <math:mo math:stretchy="false">×</math:mo>
                <math:mi>A</math:mi>
              </math:mrow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C - C cdot betSize 

- 1 right)

cdot h 


=
left(

	 {
			{k pctWillCall' left( 1 - w right) }
			over
			left( 1 - pctWillCall left( 1 - w right) right)^2 }
	-
h times
			A
			times
left(  1-betSize right) 

right)

times left[ {dw over dbetSize} right]
 

	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betSize</math:mi>
        </math:mrow>
      </math:mfenced>
      <math:mrow>
        <math:mrow>
          <math:mfenced math:open="[" math:close="]">
            <math:mrow>
              <math:mfenced math:open="{" math:close="}">
                <math:mrow>
                  <math:mi>h</math:mi>
                  <math:mo math:stretchy="false">×</math:mo>
                  <math:mi>A</math:mi>
                </math:mrow>
              </math:mfenced>
              <math:mfrac>
                <math:mi math:fontstyle="italic">dw</math:mi>
                <math:mi math:fontstyle="italic">dbetSize</math:mi>
              </math:mfrac>
            </math:mrow>
          </math:mfenced>
          <math:mo math:stretchy="false">+</math:mo>
          <math:mrow>
            <math:mfenced math:open="" math:close="">
              <math:mrow>
                <math:mrow>
                  <math:mi>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</math:mrow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

 

left(  1 - betSize  right) 
left[
left lbrace
	h times
			A
	right rbrace	
	{dw over dbetSize}
	
right]	
+

 left(
					

 C - C cdot betSize 

- 1 right)

cdot h 


=


 {
		{k pctWillCall' left( 1 - w right) }
		over
		left( 1 - pctWillCall left( 1 - w right) right)^2 }
	times left[ {dw over dbetSize} right]

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row>
            <math:mi>C</math:mi>
            <math:mo math:stretchy="false">−</math:mo>
            <math:mrow>
              <math:mi>C</math:mi>
              <math:mo math:stretchy="false">⋅</math:mo>
              <math:mi math:fontstyle="italic">betSize</math:mi>
            </math:mrow>
          </math:mrow>
          <math:mo math:stretchy="false">−</math:mo>
          <math:mn>1</math:mn>
        </math:mrow>
      </math:mfenced>
      <math:mo math:stretchy="false">=</math:mo>
      <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C - C cdot betSize 

- 1 right)




=
left(

	 {
	 		{ k over h }
			{ pctWillCall' left( 1 - w right) }
			over
			{ left( 1 - pctWillCall left( 1 - w right) right)^2 	}
	}
	-

	A
times
left(  1-betSize right) 

right)

times left[ {dw over dbetSize} right]
 

	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dw over dbetSize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